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71pt"/>
    </style:style>
    <style:style style:name="co3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ACCURACY</text:p>
          </table:table-cell>
          <table:covered-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e-trained Embeddings</text:p>
          </table:table-cell>
          <table:table-cell/>
          <table:table-cell office:value-type="string" calcext:value-type="string">
            <text:p>Pytorch Embedding fun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sbrig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667" calcext:value-type="float">
            <text:p>0.667</text:p>
          </table:table-cell>
          <table:table-cell/>
          <table:table-cell office:value-type="float" office:value="0.778" calcext:value-type="float">
            <text:p>0.7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833" calcext:value-type="float">
            <text:p>0.833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5:54:41.500715462</meta:creation-date>
    <dc:date>2018-08-01T18:16:02.340162045</dc:date>
    <meta:editing-duration>PT2H11M10S</meta:editing-duration>
    <meta:editing-cycles>1</meta:editing-cycles>
    <meta:generator>LibreOffice/6.0.3.2$Linux_X86_64 LibreOffice_project/00m0$Build-2</meta:generator>
    <meta:document-statistic meta:table-count="1" meta:cell-count="8" meta:object-count="0"/>
  </office:meta>
</office:document-meta>
</file>